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682f9" officeooo:paragraph-rsid="000682f9"/>
    </style:style>
    <style:style style:name="P2" style:family="paragraph" style:parent-style-name="Standard">
      <style:text-properties officeooo:rsid="00085603" officeooo:paragraph-rsid="00085603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4" style:family="text">
      <style:text-properties fo:font-variant="normal" fo:text-transform="none" fo:color="#153788" style:font-name="Verdana" fo:font-size="9pt" fo:letter-spacing="normal" fo:font-style="normal" style:text-underline-style="solid" style:text-underline-width="auto" style:text-underline-color="font-color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ey Wilson, Anh Le</text:p>
      <text:p text:style-name="P1"/>
      <text:p text:style-name="P1">Modified A*:</text:p>
      <text:p text:style-name="P1"/>
      <text:p text:style-name="P1">We implemented the basic A* algorithm but used faster data structures to achieve better speeds. We were initially using a ArrayList for the Closed list and a PriorityQueue for the Open list. In our faster implementation we created two HashMaps, one to replace the ArrayList and one to work alongside the PriorityQueue. We made a compromise to use more memory to achieve much faster speeds; By having both a PriorityQueue and a HashMap with the same data we can use the HashMap when we need to search and the PriorityQueue when we need the next lowest value.</text:p>
      <text:p text:style-name="P1"/>
      <text:p text:style-name="P2">Admissible Heuristic:</text:p>
      <text:p text:style-name="P2"/>
      <text:p text:style-name="P2">We didn't make any changes to our heuristic for part 4, it is the same as for part 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ey </meta:initial-creator>
    <meta:creation-date>2014-02-02T21:18:31.296915803</meta:creation-date>
    <dc:date>2014-02-02T21:40:08.686911143</dc:date>
    <dc:creator>Casey </dc:creator>
    <meta:editing-duration>PT3M56S</meta:editing-duration>
    <meta:editing-cycles>1</meta:editing-cycles>
    <meta:document-statistic meta:table-count="0" meta:image-count="0" meta:object-count="0" meta:page-count="1" meta:paragraph-count="5" meta:word-count="124" meta:character-count="696" meta:non-whitespace-character-count="576"/>
    <meta:generator>LibreOffice/4.1.3.2$Linux_X86_64 LibreOffice_project/410m0$Build-2</meta:generator>
  </office:meta>
</office:document-meta>
</file>